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b2a" officeooo:paragraph-rsid="0016eb2a"/>
    </style:style>
    <style:style style:name="P2" style:family="paragraph" style:parent-style-name="Standard">
      <style:text-properties officeooo:rsid="0018bb15" officeooo:paragraph-rsid="0018bb15"/>
    </style:style>
    <style:style style:name="P3" style:family="paragraph" style:parent-style-name="Standard">
      <style:text-properties officeooo:rsid="001929f4" officeooo:paragraph-rsid="001929f4"/>
    </style:style>
    <style:style style:name="P4" style:family="paragraph" style:parent-style-name="Standard">
      <style:text-properties officeooo:rsid="001ae419" officeooo:paragraph-rsid="001ae419"/>
    </style:style>
    <style:style style:name="P5" style:family="paragraph" style:parent-style-name="Standard">
      <style:text-properties officeooo:rsid="001afb0c" officeooo:paragraph-rsid="001afb0c"/>
    </style:style>
    <style:style style:name="P6" style:family="paragraph" style:parent-style-name="Standard">
      <style:text-properties officeooo:rsid="001bbc7b" officeooo:paragraph-rsid="001bbc7b"/>
    </style:style>
    <style:style style:name="P7" style:family="paragraph" style:parent-style-name="Standard">
      <style:text-properties officeooo:rsid="001d279f" officeooo:paragraph-rsid="001d279f"/>
    </style:style>
    <style:style style:name="P8" style:family="paragraph" style:parent-style-name="Standard">
      <style:text-properties officeooo:rsid="001dcbfc" officeooo:paragraph-rsid="001dcbfc"/>
    </style:style>
    <style:style style:name="P9" style:family="paragraph" style:parent-style-name="Standard">
      <style:text-properties officeooo:rsid="001f1555" officeooo:paragraph-rsid="001f1555"/>
    </style:style>
    <style:style style:name="P10" style:family="paragraph" style:parent-style-name="Standard">
      <style:text-properties officeooo:rsid="0020532d" officeooo:paragraph-rsid="0020532d"/>
    </style:style>
    <style:style style:name="P11" style:family="paragraph" style:parent-style-name="Standard">
      <style:text-properties officeooo:rsid="0022037e" officeooo:paragraph-rsid="0022037e"/>
    </style:style>
    <style:style style:name="P12" style:family="paragraph" style:parent-style-name="Standard">
      <style:text-properties fo:font-size="15pt" fo:font-style="italic" fo:font-weight="bold" officeooo:rsid="001dcbfc" officeooo:paragraph-rsid="001dcbfc" style:font-size-asian="15pt" style:font-style-asian="italic" style:font-weight-asian="bold" style:font-size-complex="15pt" style:font-style-complex="italic" style:font-weight-complex="bold"/>
    </style:style>
    <style:style style:name="P13" style:family="paragraph" style:parent-style-name="Standard">
      <style:text-properties officeooo:rsid="00129f97" officeooo:paragraph-rsid="0022d61e"/>
    </style:style>
    <style:style style:name="P14" style:family="paragraph" style:parent-style-name="Standard">
      <style:text-properties officeooo:rsid="00121800" officeooo:paragraph-rsid="0022d61e"/>
    </style:style>
    <style:style style:name="P15" style:family="paragraph" style:parent-style-name="Standard">
      <style:text-properties officeooo:paragraph-rsid="0022d61e"/>
    </style:style>
    <style:style style:name="P16" style:family="paragraph" style:parent-style-name="Standard">
      <style:text-properties officeooo:rsid="0022d61e" officeooo:paragraph-rsid="0022d61e"/>
    </style:style>
    <style:style style:name="P17" style:family="paragraph" style:parent-style-name="Standard">
      <style:text-properties officeooo:rsid="00239423" officeooo:paragraph-rsid="00239423"/>
    </style:style>
    <style:style style:name="P18" style:family="paragraph" style:parent-style-name="Text_20_body">
      <style:text-properties officeooo:paragraph-rsid="0022d61e"/>
    </style:style>
    <style:style style:name="P19" style:family="paragraph" style:parent-style-name="Text_20_body">
      <style:paragraph-properties fo:margin-top="0cm" fo:margin-bottom="0cm" style:contextual-spacing="false"/>
      <style:text-properties officeooo:paragraph-rsid="0022d61e"/>
    </style:style>
    <style:style style:name="P20" style:family="paragraph" style:parent-style-name="Standard">
      <style:text-properties officeooo:rsid="0016eb2a" officeooo:paragraph-rsid="0016eb2a"/>
    </style:style>
    <style:style style:name="P21" style:family="paragraph" style:parent-style-name="Standard">
      <style:text-properties officeooo:rsid="0023df4c" officeooo:paragraph-rsid="0023df4c"/>
    </style:style>
    <style:style style:name="P22" style:family="paragraph" style:parent-style-name="Standard">
      <style:text-properties officeooo:rsid="00239423" officeooo:paragraph-rsid="00239423"/>
    </style:style>
    <style:style style:name="P23" style:family="paragraph" style:parent-style-name="Standard">
      <style:text-properties officeooo:rsid="002547d4" officeooo:paragraph-rsid="002547d4"/>
    </style:style>
    <style:style style:name="T1" style:family="text">
      <style:text-properties fo:padding="0cm" fo:border="none"/>
    </style:style>
    <style:style style:name="T2" style:family="text">
      <style:text-properties fo:color="#5555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>IMP </text:p>
      <text:p text:style-name="P21"><text:a xlink:type="simple" xlink:href="http://www.hertaville.com/development-environment-raspberry-pi-cross-compiler.html">http://www.hertaville.com/development-environment-raspberry-pi-cross-compiler.html</text:a></text:p>
      <text:p text:style-name="P21"/>
      <text:p text:style-name="P1"/>
      <text:p text:style-name="P1"/>
      <text:p text:style-name="P1"/>
      <text:p text:style-name="P1">03/11/17</text:p>
      <text:p text:style-name="P1"/>
      <text:p text:style-name="P1">Python </text:p>
      <text:p text:style-name="P1"/>
      <text:p text:style-name="P1"><text:a xlink:type="simple" xlink:href="http://thepythonguru.com/datatype-varibles/">http://thepythonguru.com/datatype-varibles/</text:a></text:p>
      <text:p text:style-name="P1"/>
      <text:p text:style-name="P1"/>
      <text:p text:style-name="P2">c static global variables </text:p>
      <text:p text:style-name="P2"/>
      <text:p text:style-name="P2"><text:a xlink:type="simple" xlink:href="https://blog.feabhas.com/2010/09/scope-and-lifetime-of-variables-in-c/">https://blog.feabhas.com/2010/09/scope-and-lifetime-of-variables-in-c/</text:a></text:p>
      <text:p text:style-name="P2"/>
      <text:p text:style-name="P2"/>
      <text:p text:style-name="P2"/>
      <text:p text:style-name="P3">08/11/17</text:p>
      <text:p text:style-name="P3">linked list </text:p>
      <text:p text:style-name="P3"/>
      <text:p text:style-name="P3"><text:a xlink:type="simple" xlink:href="https://www.codesdope.com/blog/article/linked-list-traversal-using-while-loop-and-recursi/">https://www.codesdope.com/blog/article/linked-list-traversal-using-while-loop-and-recursi/</text:a></text:p>
      <text:p text:style-name="P3"/>
      <text:p text:style-name="P3"/>
      <text:p text:style-name="P3"><text:a xlink:type="simple" xlink:href="http://www.zentut.com/c-tutorial/c-linked-list/">http://www.zentut.com/c-tutorial/c-linked-list/</text:a></text:p>
      <text:p text:style-name="P3"/>
      <text:p text:style-name="P4">15/11/17</text:p>
      <text:p text:style-name="P6">Linux</text:p>
      <text:p text:style-name="P4"><text:a xlink:type="simple" xlink:href="http://users.abo.fi/lchang/Linuxprg.html">http://users.abo.fi/lchang/Linuxprg.html</text:a></text:p>
      <text:p text:style-name="P4"/>
      <text:p text:style-name="P6">vim</text:p>
      <text:p text:style-name="P5"><text:a xlink:type="simple" xlink:href="http://anaturb.net/vim_1.htm">http://anaturb.net/vim_1.htm</text:a></text:p>
      <text:p text:style-name="P5"/>
      <text:p text:style-name="P6">c</text:p>
      <text:p text:style-name="P6"><text:a xlink:type="simple" xlink:href="https://www.hackerearth.com/practice/notes/memory-layout-of-c-program/">https://www.hackerearth.com/practice/notes/memory-layout-of-c-program/</text:a></text:p>
      <text:p text:style-name="P7"><text:a xlink:type="simple" xlink:href="https://automotivetechis.wordpress.com/2012/06/07/memory-map-in-c/">https://automotivetechis.wordpress.com/2012/06/07/memory-map-in-c/</text:a></text:p>
      <text:p text:style-name="P7"/>
      <text:p text:style-name="P7"/>
      <text:p text:style-name="P7"/>
      <text:p text:style-name="P8">17/11/17</text:p>
      <text:p text:style-name="P12">IMP i2c protocol </text:p>
      <text:p text:style-name="P8"><text:a xlink:type="simple" xlink:href="http://www.esacademy.com/en/library/technical-articles-and-documents/miscellaneous/i2c-bus.html">www.esacademy.com/en/library/technical-articles-and-documents/miscellaneous/i2c-bus.html</text:a></text:p>
      <text:p text:style-name="P8"/>
      <text:p text:style-name="P9">IMP all kernel </text:p>
      <text:p text:style-name="P9"><text:a xlink:type="simple" xlink:href="http://linuxkernel51.blogspot.in/2015/">http://linuxkernel51.blogspot.in/2015/</text:a></text:p>
      <text:p text:style-name="P9"/>
      <text:p text:style-name="P10">cache ,c , linux</text:p>
      <text:p text:style-name="P10"/>
      <text:p text:style-name="P10"><text:a xlink:type="simple" xlink:href="https://www.cs.umd.edu/class/sum2003/cmsc311/Notes/">https://www.cs.umd.edu/class/sum2003/cmsc311/Notes/</text:a></text:p>
      <text:p text:style-name="P10"/>
      <text:p text:style-name="P11"><text:soft-page-break/>c and GDB</text:p>
      <text:p text:style-name="P11"><text:a xlink:type="simple" xlink:href="http://web.uvic.ca/~cchenv/ta/csc360/html/linux_basic_c.html">http://web.uvic.ca/~cchenv/ta/csc360/html/linux_basic_c.html</text:a></text:p>
      <text:p text:style-name="P11"/>
      <text:p text:style-name="P18"> What is the output of the following 'C' program?<text:line-break/><text:line-break/>#include<text:line-break/>func(a,b)<text:line-break/>int a,b;<text:line-break/>{<text:line-break/>return( a=(a==b) );<text:line-break/>}<text:line-break/>void main()<text:line-break/>{<text:line-break/>int process(),func();<text:line-break/>printf("The value of process is %d \n ",process(func,3,6));<text:line-break/>}<text:line-break/>process(pf,val1,val2)<text:line-break/>int (*pf) ();<text:line-break/>int val1,val2;<text:line-break/>{<text:line-break/>return((*pf) (val1,val2));<text:line-break/>}</text:p>
      <text:p text:style-name="P19"><text:bookmark text:name="ques_1079_opt_4827"/><text:a xlink:type="simple" xlink:href="javascript:void%200"><text:span text:style-name="Strong_20_Emphasis"><text:span text:style-name="T1">A.</text:span></text:span></text:a><text:bookmark text:name="opt_4827"/><text:a xlink:type="simple" xlink:href="javascript:void%200"><text:span text:style-name="T2"> The value if process is 1 </text:span></text:a> </text:p>
      <text:p text:style-name="P19"><text:bookmark text:name="ques_1079_opt_4828"/><text:a xlink:type="simple" xlink:href="javascript:void%200"><text:span text:style-name="Strong_20_Emphasis"><text:span text:style-name="T1">B.</text:span></text:span></text:a><text:bookmark text:name="opt_4828"/><text:a xlink:type="simple" xlink:href="javascript:void%200"><text:span text:style-name="T2"> The value if process is 3 </text:span></text:a> </text:p>
      <text:p text:style-name="P19"><text:bookmark text:name="ques_1079_opt_4829"/><text:a xlink:type="simple" xlink:href="javascript:void%200"><text:span text:style-name="Strong_20_Emphasis"><text:span text:style-name="T1">C.</text:span></text:span></text:a><text:bookmark text:name="opt_4829"/><text:a xlink:type="simple" xlink:href="javascript:void%200"><text:span text:style-name="T2"> The value if process is 0 </text:span></text:a> </text:p>
      <text:p text:style-name="P19"><text:bookmark text:name="ques_1079_opt_4830"/><text:a xlink:type="simple" xlink:href="javascript:void%200"><text:span text:style-name="Strong_20_Emphasis"><text:span text:style-name="T1">D.</text:span></text:span></text:a><text:bookmark text:name="opt_4830"/><text:a xlink:type="simple" xlink:href="javascript:void%200"><text:span text:style-name="T2"> The value if process is 6 </text:span></text:a> </text:p>
      <text:p text:style-name="P19"><text:bookmark text:name="ques_1079_opt_4831"/><text:a xlink:type="simple" xlink:href="javascript:void%200"><text:span text:style-name="Strong_20_Emphasis"><text:span text:style-name="T1">E.</text:span></text:span></text:a><text:bookmark text:name="opt_4831"/><text:a xlink:type="simple" xlink:href="javascript:void%200"><text:span text:style-name="T2"> Compilation Error </text:span></text:a> </text:p>
      <text:p text:style-name="P15"/>
      <text:p text:style-name="P14">ans:-c</text:p>
      <text:p text:style-name="P14"><text:a xlink:type="simple" xlink:href="http://q4interview.com/ques_ans.php?page=2&amp;c=51">http://q4interview.com/ques_ans.php?page=2&amp;c=51</text:a></text:p>
      <text:p text:style-name="P14"/>
      <text:p text:style-name="P16">cpp</text:p>
      <text:p text:style-name="P16"/>
      <text:p text:style-name="P13"><text:a xlink:type="simple" xlink:href="http://www.cppforschool.com/tutorial-pdf.html">http://www.cppforschool.com/tutorial-pdf.html</text:a></text:p>
      <text:p text:style-name="P17"/>
      <text:p text:style-name="P17">gdb ,c </text:p>
      <text:p text:style-name="P17"><text:a xlink:type="simple" xlink:href="http://web.uvic.ca/~cchenv/ta/csc360/html/linux_basic_c.html">http://web.uvic.ca/~cchenv/ta/csc360/html/linux_basic_c.html</text:a></text:p>
      <text:p text:style-name="P17"/>
      <text:p text:style-name="P17"/>
      <text:p text:style-name="P17"/>
      <text:p text:style-name="P23">c </text:p>
      <text:p text:style-name="P23"><text:a xlink:type="simple" xlink:href="https://www.wikihow.com/Convert-from-Decimal-to-Hexadecimal">https://www.wikihow.com/Convert-from-Decimal-to-Hexadecimal</text:a> 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09:29:43.767029738</meta:creation-date>
    <dc:date>2017-11-27T18:23:56.731030978</dc:date>
    <meta:editing-duration>P4DT12H48M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2" meta:paragraph-count="42" meta:word-count="123" meta:character-count="1574" meta:non-whitespace-character-count="1472"/>
  </office:meta>
</office:document-meta>
</file>